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af451" officeooo:paragraph-rsid="000af451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af451" officeooo:paragraph-rsid="000af451"/>
    </style:style>
    <style:style style:name="P3" style:family="paragraph" style:parent-style-name="Standard">
      <style:text-properties officeooo:rsid="000c8fb6" officeooo:paragraph-rsid="000c8fb6"/>
    </style:style>
    <style:style style:name="P4" style:family="paragraph" style:parent-style-name="Standard">
      <style:text-properties officeooo:rsid="000c8fb6" officeooo:paragraph-rsid="000c8fb6"/>
    </style:style>
    <style:style style:name="T1" style:family="text">
      <style:text-properties style:text-position="super 58%"/>
    </style:style>
    <style:style style:name="T2" style:family="text">
      <style:text-properties officeooo:rsid="000c8f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 1 Which field of the customers table is the primary key?</text:p>
      <text:p text:style-name="P3">Ans CNUM is the field of the customers table is the primary key.</text:p>
      <text:p text:style-name="P3"/>
      <text:p text:style-name="P3"/>
      <text:p text:style-name="P2"/>
      <text:p text:style-name="P2">Q 2 What is the 4<text:span text:style-name="T1">th</text:span> column of the Customers table?</text:p>
      <text:p text:style-name="P3">Ans RATING <text:s/>is the 4<text:span text:style-name="T1">th</text:span> column of the Customers table.</text:p>
      <text:p text:style-name="P3"/>
      <text:p text:style-name="P3"/>
      <text:p text:style-name="P3"/>
      <text:p text:style-name="P2"/>
      <text:p text:style-name="P2">Q 3 What is another word for row? For Column?</text:p>
      <text:p text:style-name="P3">Ans Another word for row is Entity/ Tuple and for column is Attribute.</text:p>
      <text:p text:style-name="P3"/>
      <text:p text:style-name="P3"/>
      <text:p text:style-name="P3"/>
      <text:p text:style-name="P2"/>
      <text:p text:style-name="P2">Q 4 Why isn’t it possible to see the first five rows of a table?</text:p>
      <text:p text:style-name="P2">Ans It is not possible to see first five rows of a table because to speed up the insertition <text:s/><text:span text:style-name="T2">statement, insert statement takes place at any row address wherever it gets place according to it’s siz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af451" officeooo:paragraph-rsid="000af451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-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0:02:04.582782241</meta:creation-date>
    <dc:date>2023-09-14T15:17:18.207942105</dc:date>
    <meta:editing-duration>PT9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24" meta:character-count="621" meta:non-whitespace-character-count="504"/>
  </office:meta>
</office:document-meta>
</file>